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2" svg:font-family="'Times New Roman'" style:font-family-generic="roma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paragraph-properties fo:text-align="center" style:justify-single-word="false"/>
    </style:style>
    <style:style style:name="P3" style:family="paragraph" style:parent-style-name="Body_20_Text_20_First_20_Indent">
      <style:text-properties fo:color="#000000" style:font-name="Helv1" fo:font-size="10pt" style:font-name-asian="Helv1" style:font-size-asian="10pt" style:font-name-complex="Helv1" style:font-size-complex="10pt"/>
    </style:style>
    <style:style style:name="P4" style:family="paragraph" style:parent-style-name="Body_20_Text_20_First_20_Indent">
      <style:text-properties style:use-window-font-color="true" style:font-name="Courier New" fo:font-size="10pt" fo:language="en" fo:country="US" fo:font-style="normal" fo:font-weight="normal" style:font-name-asian="Times-Roman" style:font-size-asian="10pt" style:font-name-complex="Times-Roman" style:font-size-complex="10pt" style:language-complex="ar" style:country-complex="SA"/>
    </style:style>
    <style:style style:name="P5" style:family="paragraph" style:parent-style-name="Standard">
      <style:text-properties fo:color="#000000" style:font-name="Helv1" fo:font-size="10pt" style:font-name-asian="Helv1" style:font-size-asian="10pt" style:font-name-complex="Helv1" style:font-size-complex="10pt"/>
    </style:style>
    <style:style style:name="P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 style:family="paragraph" style:parent-style-name="Standard">
      <style:text-properties style:font-name="Times New Roman1" fo:font-size="12pt" fo:font-style="normal" fo:font-weight="normal" style:font-size-asian="13pt" style:font-name-complex="Times New Roman" style:font-size-complex="13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style:font-name="Cambria" fo:font-size="12pt" style:font-name-asian="Cambria" style:font-size-asian="12pt" style:font-name-complex="Cambria" style:font-size-complex="12pt"/>
    </style:style>
    <style:style style:name="P11"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text-properties fo:font-style="normal" fo:font-weight="normal" style:font-name-asian="Times-Roman" style:font-name-complex="Times-Roman"/>
    </style:style>
    <style:style style:name="P16" style:family="paragraph" style:parent-style-name="Body_20_Text_20_First_20_Indent">
      <style:paragraph-properties fo:margin-top="0in" fo:margin-bottom="0.0835in" fo:orphans="2" fo:widows="2" style:writing-mode="lr-tb"/>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font-size="10pt" style:font-size-asian="10pt" style:font-size-complex="10pt"/>
    </style:style>
    <style:style style:name="P19" style:family="paragraph" style:parent-style-name="Standard">
      <style:paragraph-properties fo:margin-left="0in" fo:margin-right="0in" fo:text-indent="0in" style:auto-text-indent="false"/>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fo:margin-left="0in" fo:margin-right="0in" fo:text-indent="0in" style:auto-text-indent="false"/>
      <style:text-properties fo:font-style="normal" fo:font-weight="normal" style:font-name-asian="Times-Roman" style:font-name-complex="Times-Roman"/>
    </style:style>
    <style:style style:name="P21" style:family="paragraph" style:parent-style-name="Body_20_Text_20_First_20_Indent">
      <style:paragraph-properties fo:margin-left="0in" fo:margin-right="0in" fo:text-indent="0in" style:auto-text-indent="false"/>
    </style:style>
    <style:style style:name="P22"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3" style:family="paragraph" style:parent-style-name="Body_20_Text_20_First_20_Indent">
      <style:paragraph-properties fo:margin-left="0in" fo:margin-right="0in" fo:text-indent="0in" style:auto-text-indent="false"/>
      <style:text-properties style:font-name="Times New Roman1" fo:font-size="12pt" fo:font-weight="normal" style:font-size-asian="13pt" style:font-name-complex="Times New Roman" style:font-size-complex="13pt"/>
    </style:style>
    <style:style style:name="P24" style:family="paragraph" style:parent-style-name="Body_20_Text_20_First_20_Indent">
      <style:paragraph-properties fo:margin-left="0in" fo:margin-right="0in" fo:text-indent="0in" style:auto-text-indent="false"/>
      <style:text-properties fo:font-size="12pt" style:font-size-asian="12pt" style:font-size-complex="12pt"/>
    </style:style>
    <style:style style:name="P25" style:family="paragraph" style:parent-style-name="Body_20_Text_20_First_20_Indent">
      <style:paragraph-properties fo:margin-left="0in" fo:margin-right="0in" fo:text-indent="0in" style:auto-text-indent="false"/>
      <style:text-properties fo:font-size="10pt" style:font-size-asian="10pt" style:font-size-complex="10pt"/>
    </style:style>
    <style:style style:name="P26" style:family="paragraph" style:parent-style-name="Body_20_Text_20_First_20_Indent">
      <style:paragraph-properties fo:margin-left="0in" fo:margin-right="0in" fo:text-indent="0in" style:auto-text-indent="false"/>
      <style:text-properties style:font-name="Times-Roman" fo:font-size="12pt" fo:font-style="normal" fo:font-weight="normal" style:font-name-asian="Times-Roman" style:font-size-asian="12pt" style:font-name-complex="Times-Roman" style:font-size-complex="12pt"/>
    </style:style>
    <style:style style:name="P27" style:family="paragraph" style:parent-style-name="Body_20_Text_20_First_20_Indent">
      <style:paragraph-properties fo:margin-left="0in" fo:margin-right="0in" fo:text-indent="0in" style:auto-text-indent="false"/>
      <style:text-properties fo:font-style="normal" fo:font-weight="normal" style:font-name-asian="Times-Roman" style:font-name-complex="Times-Roman"/>
    </style:style>
    <style:style style:name="P28" style:family="paragraph" style:parent-style-name="Body_20_Text_20_First_20_Indent">
      <style:paragraph-properties fo:margin-left="0in" fo:margin-right="0in" fo:text-indent="0in" style:auto-text-indent="false"/>
      <style:text-properties fo:color="#000000" fo:font-style="normal" fo:font-weight="normal" style:font-name-asian="Times-Roman" style:font-name-complex="Times-Roman"/>
    </style:style>
    <style:style style:name="P29" style:family="paragraph" style:parent-style-name="Text_20_body_20_indent">
      <style:paragraph-properties fo:margin-left="0in" fo:margin-right="0in" fo:text-indent="0in" style:auto-text-indent="false"/>
      <style:text-properties fo:font-style="normal" fo:font-weight="normal" style:font-name-asian="Times-Roman" style:font-name-complex="Times-Roman"/>
    </style:style>
    <style:style style:name="P30" style:family="paragraph" style:parent-style-name="Contents_20_2">
      <style:paragraph-properties>
        <style:tab-stops>
          <style:tab-stop style:position="6.7335in" style:type="right" style:leader-style="dotted" style:leader-text="."/>
        </style:tab-stops>
      </style:paragraph-properties>
    </style:style>
    <style:style style:name="P31" style:family="paragraph" style:parent-style-name="Heading_20_1">
      <style:paragraph-properties fo:margin-left="0in" fo:margin-right="0in" fo:text-indent="0in" style:auto-text-indent="false"/>
      <style:text-properties fo:color="#000000" style:font-name="Times New Roman2"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 style:family="paragraph" style:parent-style-name="Heading_20_2">
      <style:paragraph-properties fo:margin-left="0in" fo:margin-right="0in" fo:text-indent="0in" style:auto-text-indent="false"/>
    </style:style>
    <style:style style:name="P33" style:family="paragraph" style:parent-style-name="Heading_20_2">
      <style:paragraph-properties fo:margin-left="0in" fo:margin-right="0in" fo:text-indent="0in" style:auto-text-indent="false"/>
      <style:text-properties style:font-name="Arial" fo:font-size="14pt" fo:font-style="normal" fo:font-weight="normal" style:font-name-asian="Times-Roman" style:font-size-asian="14pt" style:font-name-complex="Times-Roman" style:font-size-complex="14pt"/>
    </style:style>
    <style:style style:name="P34" style:family="paragraph" style:parent-style-name="Heading_20_2">
      <style:paragraph-properties fo:margin-left="0in" fo:margin-right="0in" fo:text-indent="0in" style:auto-text-indent="false"/>
      <style:text-properties fo:font-style="normal" fo:font-weight="normal" style:font-name-asian="Times-Roman" style:font-name-complex="Times-Roman"/>
    </style:style>
    <style:style style:name="P35" style:family="paragraph" style:parent-style-name="Heading_20_2">
      <style:paragraph-properties fo:margin-left="0in" fo:margin-right="0in" fo:text-indent="0in" style:auto-text-indent="false"/>
      <style:text-properties fo:color="#000000" fo:font-style="normal" fo:font-weight="normal" style:font-name-asian="Times-Roman" style:font-name-complex="Times-Roman"/>
    </style:style>
    <style:style style:name="P36" style:family="paragraph" style:parent-style-name="Heading_20_2">
      <style:paragraph-properties fo:margin-left="0in" fo:margin-right="0in" fo:margin-top="0.1665in" fo:margin-bottom="0.0417in" fo:orphans="2" fo:widows="2" fo:text-indent="0in" style:auto-text-indent="false" fo:keep-with-next="always" style:writing-mode="lr-tb"/>
    </style:style>
    <style:style style:name="P37" style:family="paragraph" style:parent-style-name="Heading_20_2">
      <style:paragraph-properties fo:margin-left="0in" fo:margin-right="0in" fo:margin-top="0.1665in" fo:margin-bottom="0.0417in" fo:orphans="2" fo:widows="2" fo:text-indent="0in" style:auto-text-indent="false" fo:keep-with-next="always" style:writing-mode="lr-tb"/>
      <style:text-properties style:use-window-font-color="true" style:font-name="Arial" fo:font-size="14pt" fo:language="en" fo:country="US" fo:font-style="normal" style:font-name-asian="Times New Roman" style:font-size-asian="14pt" style:font-style-asian="normal" style:font-weight-asian="bold" style:font-name-complex="Arial" style:font-size-complex="14pt" style:language-complex="ar" style:country-complex="SA" style:font-style-complex="normal" style:font-weight-complex="bold"/>
    </style:style>
    <style:style style:name="P3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9" style:family="paragraph" style:parent-style-name="Standard" style:list-style-name="L1"/>
    <style:style style:name="P4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42" style:family="paragraph" style:parent-style-name="Standard" style:list-style-name="WW8Num10">
      <style:paragraph-properties fo:margin-left="0.5in" fo:margin-right="0in" fo:margin-top="0in" fo:margin-bottom="0in" fo:text-indent="0in" style:auto-text-indent="false">
        <style:tab-stops>
          <style:tab-stop style:position="0.25in"/>
        </style:tab-stops>
      </style:paragraph-properties>
      <style:text-properties fo:color="#000000"/>
    </style:style>
    <style:style style:name="P4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5"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font-name="Helv1" fo:font-size="10pt" style:font-name-asian="Helv1" style:font-size-asian="10pt" style:font-name-complex="Helv1" style:font-size-complex="10pt"/>
    </style:style>
    <style:style style:name="P46" style:family="paragraph" style:parent-style-name="List_20_Bullet">
      <style:paragraph-properties fo:margin-left="0.5in" fo:margin-right="0in" fo:margin-top="0in" fo:margin-bottom="0in" fo:text-indent="0in" style:auto-text-indent="false">
        <style:tab-stops>
          <style:tab-stop style:position="0.25in"/>
        </style:tab-stops>
      </style:paragraph-properties>
      <style:text-properties fo:color="#000000"/>
    </style:style>
    <style:style style:name="P47" style:family="paragraph" style:parent-style-name="List_20_Bullet" style:list-style-name="WW8Num10">
      <style:paragraph-properties fo:margin-left="0.5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color="#000000"/>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Roman" fo:font-size="12pt" style:font-name-asian="Times-Roman" style:font-size-asian="12pt" style:font-name-complex="Times-Roman" style:font-size-complex="12pt"/>
    </style:style>
    <style:style style:name="T7" style:family="text">
      <style:text-properties style:font-name="Times-Roman" fo:font-size="12pt" fo:font-style="normal" fo:font-weight="normal" style:font-name-asian="Times-Roman" style:font-size-asian="12pt" style:font-name-complex="Times-Roman" style:font-size-complex="12pt"/>
    </style:style>
    <style:style style:name="T8" style:family="text">
      <style:text-properties fo:font-size="12pt" style:font-size-asian="12pt" style:font-size-complex="12pt"/>
    </style:style>
    <style:style style:name="T9" style:family="text">
      <style:text-properties fo:font-style="normal"/>
    </style:style>
    <style:style style:name="T10" style:family="text">
      <style:text-properties fo:font-style="normal" fo:font-weight="normal" style:font-name-asian="Times-Roman" style:font-name-complex="Times-Roman"/>
    </style:style>
    <style:style style:name="T1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 style:family="text">
      <style:text-properties style:font-name="Cambria" fo:font-size="12pt" style:font-name-asian="Cambria" style:font-size-asian="12pt" style:font-name-complex="Cambria" style:font-size-complex="12pt"/>
    </style:style>
    <style:style style:name="T13"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14" style:family="text">
      <style:text-properties style:font-name="TimesNewRomanPSMT" fo:font-size="12pt" style:font-name-asian="TimesNewRomanPSMT" style:font-size-asian="12pt" style:font-name-complex="TimesNewRomanPSM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xCAT Cluster Management <text:s/></text:p>
      <text:p text:style-name="P2"><text:date style:data-style-name="N5036" text:date-value="2010-11-18T08:22:56.87">11/18/2010</text:date>, <text:time style:data-style-name="N116" text:time-value="2010-11-18T08:22:56.87">AM 08:22:57</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2979_2143676210" text:style-name="Internet_20_link" text:visited-style-name="Internet_20_link">1.1 Overview of xCAT </text:a><text:tab/>1</text:p>
          <text:p text:style-name="P30"><text:a xlink:type="simple" xlink:href="#__RefHeading__12981_2143676210" text:style-name="Internet_20_link" text:visited-style-name="Internet_20_link">1.2 xCAT <text:s/>Management Features</text:a><text:tab/>1</text:p>
          <text:p text:style-name="P30"><text:a xlink:type="simple" xlink:href="#__RefHeading__8533_2018206705" text:style-name="Internet_20_link" text:visited-style-name="Internet_20_link">1.3 xCAT <text:s/>Documentation</text:a><text:tab/>2</text:p>
          <text:p text:style-name="P30"><text:a xlink:type="simple" xlink:href="#__RefHeading__8535_2018206705" text:style-name="Internet_20_link" text:visited-style-name="Internet_20_link">1.4 xCAT Database</text:a><text:tab/>3</text:p>
          <text:p text:style-name="P30"><text:a xlink:type="simple" xlink:href="#__RefHeading__8537_2018206705" text:style-name="Internet_20_link" text:visited-style-name="Internet_20_link">1.5 <text:s/>Parallel <text:s/>Commands</text:a><text:tab/>3</text:p>
          <text:p text:style-name="P30"><text:a xlink:type="simple" xlink:href="#__RefHeading__8611_2018206705" text:style-name="Internet_20_link" text:visited-style-name="Internet_20_link">1.6 Software and Firmware Inventory</text:a><text:tab/>3</text:p>
          <text:p text:style-name="P30"><text:a xlink:type="simple" xlink:href="#__RefHeading__8539_2018206705" text:style-name="Internet_20_link" text:visited-style-name="Internet_20_link">1.7 Logging and Auditing</text:a><text:tab/>4</text:p>
          <text:p text:style-name="P30"><text:a xlink:type="simple" xlink:href="#__RefHeading__8638_2018206705" text:style-name="Internet_20_link" text:visited-style-name="Internet_20_link">1.8 Monitoring </text:a><text:tab/>4</text:p>
          <text:p text:style-name="P30"><text:a xlink:type="simple" xlink:href="#__RefHeading__8666_2018206705" text:style-name="Internet_20_link" text:visited-style-name="Internet_20_link">1.9 Automatic setup of Services </text:a><text:tab/>4</text:p>
          <text:p text:style-name="P30"><text:a xlink:type="simple" xlink:href="#__RefHeading__8692_2018206705" text:style-name="Internet_20_link" text:visited-style-name="Internet_20_link">1.10 <text:s/>Updatenode</text:a><text:tab/>5</text:p>
          <text:p text:style-name="P30"><text:a xlink:type="simple" xlink:href="#__RefHeading__8752_2018206705" text:style-name="Internet_20_link" text:visited-style-name="Internet_20_link">1.11 User-provided customization scripts</text:a><text:tab/>5</text:p>
          <text:p text:style-name="P30"><text:a xlink:type="simple" xlink:href="#__RefHeading__8778_2018206705" text:style-name="Internet_20_link" text:visited-style-name="Internet_20_link">1.12 User management</text:a><text:tab/>5</text:p>
          <text:p text:style-name="P30"><text:a xlink:type="simple" xlink:href="#__RefHeading__8788_2018206705" text:style-name="Internet_20_link" text:visited-style-name="Internet_20_link">1.13 HA for the xCAT Management Node</text:a><text:tab/>5</text:p>
          <text:p text:style-name="P30"><text:a xlink:type="simple" xlink:href="#__RefHeading__8790_2018206705" text:style-name="Internet_20_link" text:visited-style-name="Internet_20_link">1.14 HA for the xCAT Service Nodes </text:a><text:tab/>5</text:p>
          <text:p text:style-name="P30"><text:a xlink:type="simple" xlink:href="#__RefHeading__8810_2018206705" text:style-name="Internet_20_link" text:visited-style-name="Internet_20_link">1.15 Health Checks</text:a><text:tab/>5</text:p>
          <text:p text:style-name="P30"><text:a xlink:type="simple" xlink:href="#__RefHeading__8812_2018206705" text:style-name="Internet_20_link" text:visited-style-name="Internet_20_link">1.16 Hardware Control Commands</text:a><text:tab/>6</text:p>
          <text:p text:style-name="P30"><text:a xlink:type="simple" xlink:href="#__RefHeading__8870_2018206705" text:style-name="Internet_20_link" text:visited-style-name="Internet_20_link">1.17 Deploying Stateless, Statefull <text:s/>and Statelite <text:s/>Nodes</text:a><text:tab/>6</text:p>
          <text:p text:style-name="P30"><text:a xlink:type="simple" xlink:href="#__RefHeading__8872_2018206705" text:style-name="Internet_20_link" text:visited-style-name="Internet_20_link">1.18 Hierarchical Support </text:a><text:tab/>7</text:p>
          <text:p text:style-name="P30"><text:a xlink:type="simple" xlink:href="#__RefHeading__8892_2018206705" text:style-name="Internet_20_link" text:visited-style-name="Internet_20_link">1.19 Remote Console Support </text:a><text:tab/>7</text:p>
          <text:p text:style-name="P30"><text:a xlink:type="simple" xlink:href="#__RefHeading__8894_2018206705" text:style-name="Internet_20_link" text:visited-style-name="Internet_20_link">1.20 Rolling Updates </text:a><text:tab/>7</text:p>
          <text:p text:style-name="P30"><text:a xlink:type="simple" xlink:href="#__RefHeading__660_1294481736" text:style-name="Internet_20_link" text:visited-style-name="Internet_20_link">1.21 Install and configuration assistance for IBM HPC products (GPFS, LoadLeveler, Parallel Environment, ESSL/PESSL, compilers, RSCT).</text:a><text:tab/>8</text:p>
        </text:index-body>
      </text:table-of-content>
      <text:p text:style-name="P6"/>
      <text:h text:style-name="P32" text:outline-level="2"><text:bookmark text:name="__RefHeading__12979_2143676210"/>Overview of xCAT <text:bookmark-end text:name="__RefHeading__12979_2143676210"/></text:h>
      <text:p text:style-name="Standard"/>
      <text:p text:style-name="Body_20_Text_20_First_20_Indent">xCAT (Extreme Cloud Administration Tool) is a toolkit that provides support for the deployment and administration of large cluster environments. <text:s/>This documents will describes the tools <text:s/>that xCAT provides <text:s/>to manage your cluster. </text:p>
      <text:p text:style-name="Body_20_Text_20_First_20_Indent">xCAT 2 is open source on the <text:a xlink:type="simple" xlink:href="http://xcat.sourceforge.net/">Source Forge Website</text:a> , so you can use it with confidence and participate in making it even better. <text:span text:style-name="T1"><text:s text:c="10"/></text:span></text:p>
      <text:h text:style-name="P36" text:outline-level="2"><text:bookmark text:name="__RefHeading__12981_2143676210"/>xCAT <text:s/>Management Features<text:bookmark-end text:name="__RefHeading__12981_2143676210"/></text:h>
      <text:p text:style-name="Standard">Features <text:s/>provided by xCAT for AIX or Linux clusters include the following:</text:p>
      <text:list xml:id="list28349861" text:style-name="WW8Num10">
        <text:list-item>
          <text:p text:style-name="P40"><text:span text:style-name="T1">Documentation (online and printable) <text:s/>and “</text:span>man<text:span text:style-name="T1">” pages.</text:span></text:p>
        </text:list-item>
        <text:list-item>
          <text:p text:style-name="P44">xCAT data stored in plug-in relational <text:s/>database or your choice (SQLite, MySQL,Postgresl, DB2) </text:p>
        </text:list-item>
        <text:list-item>
          <text:p text:style-name="P46">xCAT commands to access the current database. </text:p>
        </text:list-item>
        <text:list-item>
          <text:p text:style-name="P47">Node group support.</text:p>
        </text:list-item>
        <text:list-item>
          <text:p text:style-name="P40"><text:soft-page-break/>Parallel remote commands ( remote shell, remote copy and rsync support)</text:p>
        </text:list-item>
        <text:list-item>
          <text:p text:style-name="P44">Software and firmware inventory </text:p>
        </text:list-item>
        <text:list-item>
          <text:p text:style-name="P44">Logging and Auditing</text:p>
        </text:list-item>
        <text:list-item>
          <text:p text:style-name="P44">Monitoring plug-in infrastructure (RMC, Ganglia). Shipped monitoring service <text:s/>xcatmon. </text:p>
        </text:list-item>
        <text:list-item>
          <text:p text:style-name="P42">Notification infrastructure which lets users monitor xCAT database table changes. </text:p>
        </text:list-item>
        <text:list-item>
          <text:p text:style-name="P47">Predefined conditions, responses and sensors.</text:p>
        </text:list-item>
        <text:list-item>
          <text:p text:style-name="P47">Space monitoring <text:s/>(e.g <text:s/>/var size)</text:p>
        </text:list-item>
        <text:list-item>
          <text:p text:style-name="P44"><text:span text:style-name="_20_Char">Automatic setup <text:s/>of services such as <text:s/>syslog, ssh, DNS, DHCP, and ntp for both the xCAT management node, service nodes, and the cluster nodes.</text:span></text:p>
        </text:list-item>
        <text:list-item>
          <text:p text:style-name="P44">updatenode capability – post-install maintenance of the nodes.</text:p>
        </text:list-item>
        <text:list-item>
          <text:p text:style-name="P44">Support for user-provided customization scripts ( to run during <text:s/>pre and post-install).</text:p>
        </text:list-item>
        <text:list-item text:start-value="1">
          <text:p text:style-name="P44">User Management</text:p>
        </text:list-item>
        <text:list-item>
          <text:p text:style-name="P40"><text:span text:style-name="_20_Char">HA support for the xCAT Management Nodes</text:span></text:p>
        </text:list-item>
        <text:list-item>
          <text:p text:style-name="P40"><text:span text:style-name="_20_Char">HA support for the xCAT Service Nodes </text:span></text:p>
        </text:list-item>
        <text:list-item>
          <text:p text:style-name="P40"><text:span text:style-name="_20_Char">Health Checks</text:span></text:p>
        </text:list-item>
        <text:list-item>
          <text:p text:style-name="P40"><text:span text:style-name="_20_Char">Hardware control commands for discovering hardware (node discovery) , gathering MAC addresses, VPD, and environments, power control, initiating a network boot, and LPAR creation/deletion. </text:span></text:p>
        </text:list-item>
        <text:list-item text:start-value="1">
          <text:p text:style-name="P44">Deploying diskless, diskfull and statelite nodes.</text:p>
        </text:list-item>
        <text:list-item>
          <text:p text:style-name="P40"><text:span text:style-name="_20_Char">Hierarchical support to allow large system to distribute the management of the cluster to service nodes. </text:span></text:p>
        </text:list-item>
        <text:list-item>
          <text:p text:style-name="P44">Remote console support.</text:p>
        </text:list-item>
        <text:list-item>
          <text:p text:style-name="P43">Allow continuous operation during cluster software updates ( <text:span text:style-name="T3">rolling updates</text:span>) <text:s/>using plug-in job scheduler ( LoadLeveler, Moab). </text:p>
        </text:list-item>
        <text:list-item>
          <text:p text:style-name="P45">Install and configuration assistance for IBM HPC products (GPFS, LoadLeveler, Parallel Environment, ESSL/PESSL, compilers, RSCT).</text:p>
          <text:p text:style-name="P41"/>
        </text:list-item>
      </text:list>
      <text:p text:style-name="P16"><text:span text:style-name="T2"><text:s text:c="3"/></text:span><text:span text:style-name="T1"><text:s text:c="7"/></text:span></text:p>
      <text:h text:style-name="P36" text:outline-level="2"><text:bookmark text:name="__RefHeading__8533_2018206705"/>xCAT <text:s/>Documentation<text:bookmark-end text:name="__RefHeading__8533_2018206705"/></text:h>
      <text:p text:style-name="Body_20_Text_20_First_20_Indent"/>
      <text:p text:style-name="P21">xCAT provides a complete set of documentation covering the Cluster environment you are trying to setup or maintain. <text:s text:c="2"/>The documentation is available on the SourceForge WIKI, <text:s/>and in PDF and HTML format. The documentation online has a "discussion" tab at the top. Use this to leave your comments about how that page could be improved, <text:s/>We welcome the user community to help make our documentation better. <text:s/>Users can also be given permission to edit current docs or supply new ones. </text:p>
      <text:p text:style-name="P21">For current documents:</text:p>
      <text:p text:style-name="Body_20_Text_20_First_20_Indent">https://sourceforge.net/apps/mediawiki/xcat/index.php?title=XCAT_Documentation</text:p>
      <text:p text:style-name="Body_20_Text_20_First_20_Indent"><text:s/></text:p>
      <text:h text:style-name="P32" text:outline-level="2"><text:bookmark text:name="__RefHeading__8535_2018206705"/><text:soft-page-break/>xCAT Database<text:bookmark-end text:name="__RefHeading__8535_2018206705"/></text:h>
      <text:p text:style-name="P22">xCAT supports a plugable interface which allow you to choose the relational database you wish to use. <text:s text:c="3"/>SQLite being the default when xCAT is installed on the xCAT Management Node for the first time. xCAT current also supports (MySQL, Postgresql,DB2) on AIX and Linux. <text:s text:c="2"/></text:p>
      <text:p text:style-name="P22">xCAT will automatically perform the initial setup of an SQLite Database when the xCAT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ext:s/>SQLite does not support <text:s text:c="2"/>remote access to the database. <text:s/>For hierarchy, <text:s/>you need to setup PostgreSQL or MySQL, or DB2. <text:s text:c="2"/></text:p>
      <text:p text:style-name="P22">xCAT has tools to automatically setup all the databases for you. <text:s/>xCAT also provides a full set <text:s/>of database command so that you can access the database without caring which database you are using with xCAT. </text:p>
      <text:p text:style-name="P22">For information on the supported databases and the xCAT setup scripts:</text:p>
      <text:p text:style-name="P22"><text:a xlink:type="simple" xlink:href="https://sourceforge.net/apps/mediawiki/xcat/index.php?title=Choosing_the_Database">https://sourceforge.net/apps/mediawiki/xcat/index.php?title=Choosing_the_Database</text:a></text:p>
      <text:p text:style-name="P22"/>
      <text:p text:style-name="P22">For information on the setup of xCAT commands to access the database:</text:p>
      <text:p text:style-name="P22">https://sourceforge.net/apps/mediawiki/xcat/index.php?title=Listing_%26_Modifying_the_Database</text:p>
      <text:p text:style-name="P22"><text:s text:c="2"/></text:p>
      <text:h text:style-name="P32" text:outline-level="2"><text:bookmark text:name="__RefHeading__8537_2018206705"/><text:s/>Parallel <text:s/>Commands<text:bookmark-end text:name="__RefHeading__8537_2018206705"/></text:h>
      <text:p text:style-name="P3"/>
      <text:p text:style-name="P21">xCAT delivers a set of commands that <text:s/>can be run remote commands (ssh, scp,rsync,ping,cons) in parallel on multiple nodes. <text:s text:c="2"/>In addition the command have the capability of formatting the output from the commands, so the results are easier to process. These command will make it much easier to administer your large cluster.</text:p>
      <text:p text:style-name="Body_20_Text_20_First_20_Indent"/>
      <text:p text:style-name="P21">For a list of the Parallel Commands and their man pages:</text:p>
      <text:p text:style-name="P5"><text:s/><text:a xlink:type="simple" xlink:href="https://sourceforge.net/apps/mediawiki/xcat/index.php?title=XCAT_Commands#Parallel_Commands">https://sourceforge.net/apps/mediawiki/xcat/index.php?title=XCAT_Commands#Parallel_Commands</text:a></text:p>
      <text:p text:style-name="P5"/>
      <text:p text:style-name="P5"/>
      <text:p text:style-name="P5"/>
      <text:h text:style-name="P32" text:outline-level="2"><text:bookmark text:name="__RefHeading__8611_2018206705"/>Software and Firmware Inventory<text:bookmark-end text:name="__RefHeading__8611_2018206705"/></text:h>
      <text:p text:style-name="Heading_20_3"><text:s/></text:p>
      <text:p text:style-name="P21">xCAT provides a command '<text:span text:style-name="T3">sinv</text:span>' that checks the software and firmware configuration in this cluster. This command uses <text:s/>the xdsh parallel command, so it is in itself a parallel command, and thus can be run on multiple cluster nodes at one time and is hierarchical. </text:p>
      <text:p text:style-name="P23"><text:span text:style-name="T9">See </text:span>the <text:a xlink:type="simple" xlink:href="http://xcat.sourceforge.net/man1/sinv.1.html">sinv </text:a><text:a xlink:type="simple" xlink:href="http://xcat.sourceforge.net/man1/sinv.1.html"><text:span text:style-name="T9">man page</text:span></text:a><text:span text:style-name="T9"> for more information.</text:span></text:p>
      <text:p text:style-name="Heading_20_3"><text:soft-page-break/></text:p>
      <text:h text:style-name="P32" text:outline-level="2"><text:bookmark text:name="__RefHeading__8539_2018206705"/>Logging and Auditing<text:bookmark-end text:name="__RefHeading__8539_2018206705"/></text:h>
      <text:p text:style-name="Heading_20_3">Syslog</text:p>
      <text:p text:style-name="Standard"/>
      <text:p text:style-name="P21">xCAT <text:s/>automatically sets up syslog during the install on the xCAT Management Node (MN) <text:s/>and the <text:s/>cluster nodes. <text:s/>It use local4 to register it syslog entries and it logs to the /var/log/messages file. </text:p>
      <text:p text:style-name="P21">The setup of the service nodes and compute nodes is to send all syslog messages to the Management Node (MN) to the /var/log/messages .</text:p>
      <text:p text:style-name="Body_20_Text_20_First_20_Indent"/>
      <text:p text:style-name="Heading_20_3">Auditing</text:p>
      <text:p text:style-name="P5">xCAT will <text:s/>not only log all xCAT commands that are run and who runs them to syslog, but also to an auditlog table in the xCAT database. <text:s/></text:p>
      <text:p text:style-name="P5"/>
      <text:p text:style-name="P7">For more information on syslog and auditlog:</text:p>
      <text:p text:style-name="P7"/>
      <text:p text:style-name="P7"><text:a xlink:type="simple" xlink:href="https://sourceforge.net/apps/mediawiki/xcat/index.php?title=Syslog_and_auditlog">https://sourceforge.net/apps/mediawiki/xcat/index.php?title=Syslog_and_auditlog</text:a></text:p>
      <text:p text:style-name="P7"/>
      <text:h text:style-name="P32" text:outline-level="2"><text:bookmark text:name="__RefHeading__8638_2018206705"/>Monitoring <text:bookmark-end text:name="__RefHeading__8638_2018206705"/></text:h>
      <text:p text:style-name="P7"/>
      <text:p text:style-name="P21"><text:span text:style-name="T8">There are two monitoring infrastructures <text:s/>in xCAT <text:s/>The </text:span><text:span text:style-name="T11">xCAT Monitoring Plug-in Infrastructure </text:span><text:span text:style-name="T8">allows you to plug-in one or more third party </text:span>monitoring software such as Ganglia, RMC, SNMP etc. to monitor the xCAT cluster. The <text:span text:style-name="T11">xCAT Notification Infrastructure </text:span><text:span text:style-name="T8">allows you to watch for the changes in xCAT </text:span><text:span text:style-name="T6">database tables.</text:span></text:p>
      <text:p text:style-name="P26">How to enable and use the xCAT Monitoring infrastructure is documented in:</text:p>
      <text:p text:style-name="P21"><text:a xlink:type="simple" xlink:href="https://sourceforge.net/apps/mediawiki/xcat/index.php?title=Monitoring_an_xCAT_Cluster"><text:span text:style-name="T7">https://sourceforge.net/apps/mediawiki/xcat/index.php?title=Monitoring_an_xCAT_Cluster</text:span></text:a></text:p>
      <text:p text:style-name="P26"/>
      <text:h text:style-name="P33" text:outline-level="2"><text:bookmark text:name="__RefHeading__8666_2018206705"/>Automatic setup of Services <text:bookmark-end text:name="__RefHeading__8666_2018206705"/></text:h>
      <text:p text:style-name="P27">xCAT when it is installed on the xCAT Management Node, and when it installs the service nodes or cluster node automatically sets up the required services such as ssh, dns, dhcp, nfs,etc. <text:s text:c="2"/>It determines this setup based on attributes put in the database for the node. <text:s text:c="2"/>If the node is an nfs server, then nfs will be setup.</text:p>
      <text:p text:style-name="P29">By default, during install XCAT sets up ssh root passwordless access between all nodes. <text:s/>We give you the option to limit the nodes that will be setup for node to node passwordless ssh access. <text:s/>ssh is still always setup with root passwordless access from the Management nodes and Service Nodes to the nodes and between Service Nodes. <text:s text:c="2"/></text:p>
      <text:h text:style-name="P34" text:outline-level="2"><text:bookmark text:name="__RefHeading__8692_2018206705"/><text:soft-page-break/><text:s/>Updatenode<text:bookmark-end text:name="__RefHeading__8692_2018206705"/></text:h>
      <text:p text:style-name="P20">The updatenode command has many features to allow you to manage and update your nodes after install. <text:s/>Some of these are (adding and updating software packages, sync'ing configuration files, re-running post and preinstall scripts, correcting broken ssh keys and credentials)</text:p>
      <text:p text:style-name="P20"/>
      <text:p text:style-name="P20">For more information check the updatenode doc:</text:p>
      <text:p text:style-name="P20"/>
      <text:p text:style-name="P17"><text:span text:style-name="T10"><text:s/></text:span><text:a xlink:type="simple" xlink:href="https://sourceforge.net/apps/mediawiki/xcat/index.php?title=Using_Updatenode"><text:span text:style-name="T10">https://sourceforge.net/apps/mediawiki/xcat/index.php?title=Using_Updatenode</text:span></text:a></text:p>
      <text:p text:style-name="P20"/>
      <text:p text:style-name="P20">and the man page:</text:p>
      <text:p text:style-name="P20"/>
      <text:p text:style-name="P17"><text:span text:style-name="T10"><text:s/></text:span><text:a xlink:type="simple" xlink:href="http://xcat.sourceforge.net/man1/updatenode.1.html"><text:span text:style-name="T10">http://xcat.sourceforge.net/man1/updatenode.1.html</text:span></text:a></text:p>
      <text:p text:style-name="P20"/>
      <text:h text:style-name="P35" text:outline-level="2"><text:bookmark text:name="__RefHeading__8752_2018206705"/>User-provided customization scripts<text:bookmark-end text:name="__RefHeading__8752_2018206705"/></text:h>
      <text:p text:style-name="P28">xCAT automatically runs a few postscripts and postbootscripts that are delivered with xCAT to set up the nodes. You can also add your own scripts to further customize the nodes. </text:p>
      <text:p text:style-name="P27">The 'Using and Creating Postscripts' document describes how to setup your own scripts:</text:p>
      <text:p text:style-name="Body_20_Text_20_First_20_Indent"><text:a xlink:type="simple" xlink:href="https://sourceforge.net/apps/mediawiki/xcat/index.php?title=Using_%26_Creating_Postscripts">https://sourceforge.net/apps/mediawiki/xcat/index.php?title=Using_%26_Creating_Postscripts</text:a></text:p>
      <text:p text:style-name="Body_20_Text_20_First_20_Indent"/>
      <text:h text:style-name="P37" text:outline-level="2"><text:bookmark text:name="__RefHeading__8778_2018206705"/>User management<text:bookmark-end text:name="__RefHeading__8778_2018206705"/></text:h>
      <text:p text:style-name="P17">xCAT only sets up root during install to access ssh without password to the cluster, <text:s/>access the database and run xCAT commands. <text:s/>You can add other userids to have there priviledges by following the instructions outlined in the User Management Document:</text:p>
      <text:p text:style-name="P17"><text:s/><text:a xlink:type="simple" xlink:href="https://sourceforge.net/apps/mediawiki/xcat/index.php?title=User_Management">https://sourceforge.net/apps/mediawiki/xcat/index.php?title=User_Management</text:a></text:p>
      <text:p text:style-name="P17"/>
      <text:h text:style-name="P32" text:outline-level="2"><text:bookmark text:name="__RefHeading__8788_2018206705"/>HA for the xCAT Management Node<text:bookmark-end text:name="__RefHeading__8788_2018206705"/></text:h>
      <text:p text:style-name="P17"/>
      <text:p text:style-name="P17">The following documentation explains the procedure for setting up a HA Backup Management Node:</text:p>
      <text:p text:style-name="P17"/>
      <text:p text:style-name="P17"><text:s/><text:a xlink:type="simple" xlink:href="https://sourceforge.net/apps/mediawiki/xcat/index.php?title=Setting_Up_an_HA_Mgmt_Node">https://sourceforge.net/apps/mediawiki/xcat/index.php?title=Setting_Up_an_HA_Mgmt_Node</text:a></text:p>
      <text:p text:style-name="P17"/>
      <text:h text:style-name="P32" text:outline-level="2"><text:bookmark text:name="__RefHeading__8790_2018206705"/>HA for the xCAT Service Nodes <text:bookmark-end text:name="__RefHeading__8790_2018206705"/></text:h>
      <text:p text:style-name="P17"/>
      <text:p text:style-name="P17">TBD</text:p>
      <text:h text:style-name="P32" text:outline-level="2"><text:bookmark text:name="__RefHeading__8810_2018206705"/>Health Checks<text:bookmark-end text:name="__RefHeading__8810_2018206705"/></text:h>
      <text:p text:style-name="P17">TBD</text:p>
      <text:h text:style-name="P32" text:outline-level="2"><text:bookmark text:name="__RefHeading__8812_2018206705"/><text:soft-page-break/>Hardware Control Commands<text:bookmark-end text:name="__RefHeading__8812_2018206705"/></text:h>
      <text:p text:style-name="P17">xCAT supports <text:s/>for hardware discovery by the xCAT Management Node (MN), and setting up connections between HMC to IBM System P machines. <text:s text:c="2"/></text:p>
      <text:p text:style-name="P17"/>
      <text:p text:style-name="P17">For detailed instructions on using these commands, refer to the document on 'xCAT System P Hardware Management' :</text:p>
      <text:p text:style-name="P17"><text:span text:style-name="T5"><text:s/></text:span><text:a xlink:type="simple" xlink:href="https://sourceforge.net/apps/mediawiki/xcat/index.php?title=XCAT_System_p_Hardware_Management"><text:span text:style-name="T5">https://sourceforge.net/apps/mediawiki/xcat/index.php?title=XCAT_System_p_Hardware_Management</text:span></text:a></text:p>
      <text:p text:style-name="P17"><text:s text:c="2"/></text:p>
      <text:p text:style-name="P17"/>
      <text:h text:style-name="P32" text:outline-level="2"><text:bookmark text:name="__RefHeading__8870_2018206705"/>Deploying Stateless, Statefull <text:s/>and Statelite <text:s/>Nodes<text:bookmark-end text:name="__RefHeading__8870_2018206705"/></text:h>
      <text:p text:style-name="P17"/>
      <text:p text:style-name="P17">xCAT supports three types of node install:</text:p>
      <text:p text:style-name="P17"/>
      <text:p text:style-name="Standard"><text:span text:style-name="T3">Stateless nodes</text:span> are <text:s/>defined as one that has no “state” (configuration changes, software updates, etc.) stored permanently on it. <text:s/></text:p>
      <text:list xml:id="list28355324" text:style-name="L1">
        <text:list-header>
          <text:p text:style-name="P39"/>
        </text:list-header>
      </text:list>
      <text:p text:style-name="Standard"/>
      <text:p text:style-name="Standard"><text:span text:style-name="T3">Statefull nodes </text:span><text:s/>have the OS installed on its local hard disk and therefore, changes to the node (configuration changes, software updates, etc.) can be made over time and those changes will persist.</text:p>
      <text:p text:style-name="Standard"/>
      <text:p text:style-name="P8"/>
      <text:p text:style-name="P10"><text:span text:style-name="T3">Statelite nodes</text:span><text:span text:style-name="T4"> <text:s/>provides an efficient and flexible diskless solution , because most of the OS </text:span>image is NFS mounted read-only, but a configurable list of directories and files can</text:p>
      <text:p text:style-name="P11">be read-write. The read-write files can either be persistent across reboots, or</text:p>
      <text:p text:style-name="P12"><text:span text:style-name="T12">volatile (restoring to pristine state after reboot)</text:span><text:span text:style-name="T13">. <text:s text:c="2"/></text:span></text:p>
      <text:p text:style-name="P18"><text:s text:c="2"/></text:p>
      <text:p text:style-name="P18"/>
      <text:p text:style-name="Heading_20_3">For Linux Deployment </text:p>
      <text:p text:style-name="Standard">If installing Statefull or Stateless, refer to the following document:</text:p>
      <text:p text:style-name="Standard"/>
      <text:p text:style-name="Standard"><text:s text:c="2"/><text:a xlink:type="simple" xlink:href="https://sourceforge.net/apps/mediawiki/xcat/index.php?title=XCAT_pLinux_Clusters">https://sourceforge.net/apps/mediawiki/xcat/index.php?title=XCAT_pLinux_Clusters</text:a></text:p>
      <text:p text:style-name="Standard"/>
      <text:p text:style-name="Standard">If installing Statelite:</text:p>
      <text:p text:style-name="Standard"/>
      <text:p text:style-name="P18"><text:s/><text:a xlink:type="simple" xlink:href="https://sourceforge.net/apps/mediawiki/xcat/index.php?title=XCAT_Linux_Statelite">https://sourceforge.net/apps/mediawiki/xcat/index.php?title=XCAT_Linux_Statelite</text:a></text:p>
      <text:p text:style-name="P18"/>
      <text:p text:style-name="Heading_20_3">For AIX Deployment</text:p>
      <text:p text:style-name="Standard"/>
      <text:p text:style-name="Standard">If installing Statefull, refer to the following documents:</text:p>
      <text:p text:style-name="Standard"/>
      <text:p text:style-name="Standard"><text:s/><text:a xlink:type="simple" xlink:href="https://sourceforge.net/apps/mediawiki/xcat/index.php?title=XCAT_AIX_RTE_Diskfull_Nodes">https://sourceforge.net/apps/mediawiki/xcat/index.php?title=XCAT_AIX_RTE_Diskfull_Nodes</text:a></text:p>
      <text:p text:style-name="Standard"><text:s/><text:a xlink:type="simple" xlink:href="https://sourceforge.net/apps/mediawiki/xcat/index.php?title=XCAT_AIX_mksysb_Diskfull_Nodes">https://sourceforge.net/apps/mediawiki/xcat/index.php?title=XCAT_AIX_mksysb_Diskfull_Nodes</text:a></text:p>
      <text:p text:style-name="Standard"/>
      <text:p text:style-name="Standard"><text:soft-page-break/>If installing Stateless:</text:p>
      <text:p text:style-name="Standard"/>
      <text:p text:style-name="Standard"><text:s/><text:a xlink:type="simple" xlink:href="https://sourceforge.net/apps/mediawiki/xcat/index.php?title=XCAT_AIX_Diskless_Nodes">https://sourceforge.net/apps/mediawiki/xcat/index.php?title=XCAT_AIX_Diskless_Nodes</text:a></text:p>
      <text:p text:style-name="Standard"/>
      <text:p text:style-name="Standard">If installing Statelite:</text:p>
      <text:p text:style-name="Standard"/>
      <text:p text:style-name="P9"><text:s/>https://sourceforge.net/apps/mediawiki/xcat/index.php?title=XCAT_AIX_Cluster_Overview_and_Mgmt_Node</text:p>
      <text:p text:style-name="P9"/>
      <text:h text:style-name="P32" text:outline-level="2"><text:bookmark text:name="__RefHeading__8872_2018206705"/>Hierarchical Support <text:bookmark-end text:name="__RefHeading__8872_2018206705"/></text:h>
      <text:p text:style-name="P21">In large clusters it is desirable to have more than one node (the Management Node) handle the installation and management of <text:s/>the compute nodes. <text:s text:c="2"/>We call these additional nodes <text:span text:style-name="T3">service nodes</text:span>. <text:s/>You can have one or more service nodes set up to install &amp; manage groups of compute nodes.</text:p>
      <text:p text:style-name="P21">The service nodes need to communicate with the xCAT database on the xCAT Management Node and run xCAT commands to install the nodes. <text:s text:c="2"/>The service node will be installed with the xCAT code and <text:s/>requires that the either MySQL, PostgreSQL or DB2 <text:s/>Database be set up instead of the SQLite default database <text:s/>on the xCAT Management Node. These databases <text:s/>allows a remote client to be set up on the service node such that the service node can access (read/write) the database on the Management Node.</text:p>
      <text:p text:style-name="P21"/>
      <text:p text:style-name="P21">For more information on setting up a Hierarchical Cluster </text:p>
      <text:p text:style-name="P21">For Linux:</text:p>
      <text:p text:style-name="P25"><text:s text:c="2"/><text:a xlink:type="simple" xlink:href="https://sourceforge.net/apps/mediawiki/xcat/index.php?title=Setting_Up_a_Linux_Hierarchical_Cluster">https://sourceforge.net/apps/mediawiki/xcat/index.php?title=Setting_Up_a_Linux_Hierarchical_Cluster</text:a></text:p>
      <text:p text:style-name="P24">For AIX:</text:p>
      <text:p text:style-name="P21"><text:span text:style-name="T5"><text:s/></text:span><text:a xlink:type="simple" xlink:href="https://sourceforge.net/apps/mediawiki/xcat/index.php?title=Setting_Up_an_AIX_Hierarchical_Cluster"><text:span text:style-name="T5">https://sourceforge.net/apps/mediawiki/xcat/index.php?title=Setting_Up_an_AIX_Hierarchical_Cluster</text:span></text:a></text:p>
      <text:h text:style-name="P32" text:outline-level="2"><text:bookmark text:name="__RefHeading__8892_2018206705"/>Remote Console Support <text:bookmark-end text:name="__RefHeading__8892_2018206705"/></text:h>
      <text:p text:style-name="P17">xCAT provides two commands rcons and wcons <text:s/>for remote access to the serial console of a node. <text:s/>This is invaluable for <text:s/>install monitoring</text:p>
      <text:p text:style-name="P17">See the <text:a xlink:type="simple" xlink:href="http://xcat.sourceforge.net/man1/rcons.1.html">rcons</text:a> and <text:a xlink:type="simple" xlink:href="http://xcat.sourceforge.net/man1/wcons.1.htm">wcons</text:a> man page for more information. <text:s text:c="2"/></text:p>
      <text:p text:style-name="P17"/>
      <text:h text:style-name="P32" text:outline-level="2"><text:bookmark text:name="__RefHeading__8894_2018206705"/>Rolling Updates <text:bookmark-end text:name="__RefHeading__8894_2018206705"/></text:h>
      <text:p text:style-name="P19">The xCAT rolling update support allows you to update the OS image on a subset of</text:p>
      <text:p text:style-name="P13">cluster nodes at a time, such that the remaining nodes in the cluster can still be</text:p>
      <text:p text:style-name="P14">running jobs.</text:p>
      <text:p text:style-name="P14"/>
      <text:p text:style-name="P14">The following document gives details on the setup required to use this function:</text:p>
      <text:p text:style-name="P14"/>
      <text:p text:style-name="P12"><text:span text:style-name="T14"><text:s/></text:span><text:a xlink:type="simple" xlink:href="https://sourceforge.net/apps/mediawiki/xcat/index.php?title=Rolling_Update_Support"><text:span text:style-name="T14">https://sourceforge.net/apps/mediawiki/xcat/index.php?title=Rolling_Update_Support</text:span></text:a></text:p>
      <text:p text:style-name="P14"/>
      <text:p text:style-name="P14"/>
      <text:h text:style-name="P32" text:outline-level="2"><text:bookmark text:name="__RefHeading__660_1294481736"/><text:soft-page-break/>Install and configuration assistance for IBM HPC products (GPFS, LoadLeveler, Parallel Environment, ESSL/PESSL, compilers, RSCT).<text:bookmark-end text:name="__RefHeading__660_1294481736"/></text:h>
      <text:p text:style-name="P17"/>
      <text:p text:style-name="P17">TBD</text:p>
      <text:h text:style-name="Heading_20_2" text:outline-level="2" text:is-list-header="true"/>
      <text:p text:style-name="P17"/>
      <text:p text:style-name="P17"/>
      <text:p text:style-name="P15"/>
      <text:p text:style-name="P4"/>
      <text:h text:style-name="Heading_20_2" text:outline-level="2" text:is-list-header="true"><text:bookmark text:name="__RefHeading__13007_2143676210"/><text:bookmark-end text:name="__RefHeading__13007_2143676210"/></text:h>
      <text:h text:style-name="Heading_20_1" text:outline-level="1" text:is-list-header="true"/>
      <text:h text:style-name="P3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2" svg:font-family="'Times New Roman'" style:font-family-generic="roma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1043in" fo:margin-right="0in" fo:margin-top="0.1665in" fo:margin-bottom="0.0417in" fo:text-indent="0in" style:auto-text-indent="false" fo:keep-with-next="always"/>
      <style:text-properties style:font-name="Arial" fo:font-size="14pt" fo:font-style="normal" fo:font-weight="normal"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1043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fo:font-family="StarSymbol" style:font-charset="x-symbol"/>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fo:font-family="StarSymbol" style:font-charset="x-symbol"/>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fo:font-family="StarSymbol" style:font-charset="x-symbol"/>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fo:font-family="StarSymbol" style:font-charset="x-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Cluster Management</dc:title>
    <meta:initial-creator>IBM_USER</meta:initial-creator>
    <meta:creation-date>2008-03-11T09:00:00</meta:creation-date>
    <dc:creator>Lissa  Valletta</dc:creator>
    <dc:date>2010-11-18T07:45:14.70</dc:date>
    <meta:printed-by>Egan Ford</meta:printed-by>
    <meta:print-date>2008-05-08T10:26:10</meta:print-date>
    <meta:editing-cycles>847</meta:editing-cycles>
    <meta:editing-duration>PT292H08M19S</meta:editing-duration>
    <meta:document-statistic meta:table-count="0" meta:image-count="0" meta:object-count="0" meta:page-count="8" meta:paragraph-count="157" meta:word-count="1778" meta:character-count="12686"/>
    <meta:user-defined meta:name="Info 1"/>
    <meta:user-defined meta:name="Info 2"/>
    <meta:user-defined meta:name="Info 3"/>
    <meta:user-defined meta:name="Info 4"/>
  </office:meta>
</office:document-meta>
</file>